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a002"/>
    </style:style>
    <style:style style:name="P2" style:family="paragraph" style:parent-style-name="Standard">
      <style:text-properties officeooo:rsid="001da002" officeooo:paragraph-rsid="001da002"/>
    </style:style>
    <style:style style:name="T1" style:family="text">
      <style:text-properties officeooo:rsid="001da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Tengo 30 años. Nací en Coruña pero soy de Cee.</text:span></text:p>
      <text:p text:style-name="Standard">- <text:span text:style-name="T1">Me gusta el deporte, practiqué: fútbol sala, hockey, patinaje de velocidad, taekwondo-itf, kick-boxing..</text:span></text:p>
      <text:p text:style-name="Standard">- <text:span text:style-name="T1">Tuve que dejar momentáneamente el deporte ya que a los 20 años me detectaron un tumor en la cabeza</text:span></text:p>
      <text:p text:style-name="P2">- Desde el año 2015 pasé mucho tiempo entrando y saliendo del hospital</text:p>
      <text:p text:style-name="P2">- Me operaron aproximadamente 20 veces durante esos años</text:p>
      <text:p text:style-name="P2">- Fué un tiempo duro pero con la ayuda de mi familia y la fuerza de voluntad conseguí superar todos los problemas</text:p>
      <text:p text:style-name="P2">- Aunque estoy recuperado debo seguir acudiendo regularmente a revisiones periódicas</text:p>
      <text:p text:style-name="P1">Estudié el Ciclo Medio “Instalaciones automáticas ..”en Cee en el instituto Fernando Blanco</text:p>
      <text:p text:style-name="P2">- En el año 2024 comencé a estudiar “Ciclo medio de Sistemas microinformáticos en red” y este fue mi primer contacto con la informática y el mundo web.</text:p>
      <text:p text:style-name="P2">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11:12:42.363000000</meta:creation-date>
    <dc:date>2025-05-15T11:56:57.419000000</dc:date>
    <meta:editing-duration>PT33M48S</meta:editing-duration>
    <meta:editing-cycles>1</meta:editing-cycles>
    <meta:document-statistic meta:table-count="0" meta:image-count="0" meta:object-count="0" meta:page-count="1" meta:paragraph-count="10" meta:word-count="142" meta:character-count="821" meta:non-whitespace-character-count="688"/>
    <meta:generator>LibreOffice/24.2.3.2$Windows_X86_64 LibreOffice_project/433d9c2ded56988e8a90e6b2e771ee4e6a5ab2ba</meta:generator>
  </office:meta>
</office:document-meta>
</file>